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dc4bd" officeooo:paragraph-rsid="001dc4bd" style:font-size-asian="14pt" style:font-size-complex="16pt"/>
    </style:style>
    <style:style style:name="P2" style:family="paragraph" style:parent-style-name="Standard">
      <style:paragraph-properties fo:text-align="end" style:justify-single-word="false"/>
      <style:text-properties fo:font-size="16pt" officeooo:rsid="001dc4bd" officeooo:paragraph-rsid="001dc4bd" style:font-size-asian="14pt" style:font-size-complex="16pt"/>
    </style:style>
    <style:style style:name="P3" style:family="paragraph" style:parent-style-name="Standard">
      <style:paragraph-properties fo:text-align="start" style:justify-single-word="false"/>
      <style:text-properties fo:font-size="16pt" officeooo:rsid="001dc4bd" officeooo:paragraph-rsid="001dc4bd" style:font-size-asian="14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ah Perlmutter</text:p>
      <text:p text:style-name="P2">Assignment #11</text:p>
      <text:p text:style-name="P1">3D Printing and Laser Engraving Workshop</text:p>
      <text:p text:style-name="P1"/>
      <text:p text:style-name="P3"><text:tab/>I attended a 3D printing workshop, hosted by the innovation space in DU. It was a very fun event, and I learned quite a bit. I learned about the simple nature of 3D modeling behind 3D printing. I’m familiar with 3D modeling and have experience with a modeler the presenter suggested, Blender.</text:p>
      <text:p text:style-name="P3"><text:tab/>I learned about using slicing software to import the 3D model and prepare it for actual printing. It was really interesting to see how the program knows to create points for structural integrity. I also learned some of the beginner configurations for 3D printing. It was intuitive because the software looked like commercial laser printing software. It just had more complex options. It was cool to see the different quality configurations. It never occurred to me the level of material configuration in 3D printing, but it makes perfect sense on reflection.</text:p>
      <text:p text:style-name="P3"><text:tab/>It was amazing to watch the laser engraving, as well. Laser engraving is something I’ve been fascinated with for years and years. Ever since I was a kid watching then program designs into a massive metal-cutting CNC machine on the television show, American Chopper. I learned about “rastering” which confused me at first, because it made me think of CRT monitors. It makes sense because rastering in laser engraving refers to something similar to refreshing so it made sense. Rastering is the repetition that occurs to create a deep engraving.</text:p>
      <text:p text:style-name="P3"><text:tab/>It was cool to see how familiar the laser engraving software looked too. He used Corel Draw and I’m familiar with Corel Illustrator. So, it was empowering to know that novice attempts at both laser engraving and 3D printing should be within my grasp because of my past experience with similar software. I look forward to spending some more free time in the lab and continuing to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3:16:18.357000000</meta:creation-date>
    <dc:date>2017-07-07T13:25:54.279000000</dc:date>
    <meta:editing-duration>PT9M37S</meta:editing-duration>
    <meta:editing-cycles>1</meta:editing-cycles>
    <meta:document-statistic meta:table-count="0" meta:image-count="0" meta:object-count="0" meta:page-count="1" meta:paragraph-count="7" meta:word-count="311" meta:character-count="1851" meta:non-whitespace-character-count="1543"/>
    <meta:generator>LibreOffice/5.3.3.2$Windows_X86_64 LibreOffice_project/3d9a8b4b4e538a85e0782bd6c2d430bafe583448</meta:generator>
  </office:meta>
</office:document-meta>
</file>